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0000000" calcext:value-type="float">
            <text:p>30000000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44500000" calcext:value-type="float">
            <text:p>14450000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---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mbda</text:p>
          </table:table-cell>
          <table:table-cell table:formula="of:=[.O1]/[.O2]" office:value-type="float" office:value="2.07612456747405" calcext:value-type="float">
            <text:p>2.07612456747405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0,00000E+00</text:p>
          </table:table-cell>
          <table:table-cell office:value-type="string" calcext:value-type="string">
            <text:p>0,00000E+00</text:p>
          </table:table-cell>
          <table:table-cell table:formula="of:=[.O4]/SQRT(2)" office:value-type="float" office:value="0.367010440062222" calcext:value-type="float">
            <text:p>3,67010E-01</text:p>
          </table:table-cell>
          <table:table-cell office:value-type="string" calcext:value-type="string">
            <text:p>0,00000E+00</text:p>
          </table:table-cell>
          <table:table-cell table:formula="of:=[.O4]/SQRT(2)" office:value-type="float" office:value="0.367010440062222" calcext:value-type="float">
            <text:p>3,67010E-01</text:p>
          </table:table-cell>
          <table:table-cell office:value-type="string" calcext:value-type="string">
            <text:p>1,50000E-02</text:p>
          </table:table-cell>
          <table:table-cell table:number-columns-repeated="3"/>
          <table:table-cell office:value-type="string" calcext:value-type="string">
            <text:p>Lambda/4</text:p>
          </table:table-cell>
          <table:table-cell table:formula="of:=[.O3]/4" office:value-type="float" office:value="0.519031141868512" calcext:value-type="float">
            <text:p>0.519031141868512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367010440062222" calcext:value-type="float">
            <text:p>3,67010E-01</text:p>
          </table:table-cell>
          <table:table-cell table:style-name="ce1" office:value-type="string" calcext:value-type="string">
            <text:p>0,00000E+00</text:p>
          </table:table-cell>
          <table:table-cell office:value-type="float" office:value="0.367010440062222" calcext:value-type="float">
            <text:p>3,67010E-01</text:p>
          </table:table-cell>
          <table:table-cell table:number-columns-repeated="2" office:value-type="string" calcext:value-type="string">
            <text:p>0,00000E+00</text:p>
          </table:table-cell>
          <table:table-cell table:formula="of:=[.I4]*2" office:value-type="float" office:value="0.734020880124444" calcext:value-type="float">
            <text:p>7,34021E-01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0,00000E+00</text:p>
          </table:table-cell>
          <table:table-cell office:value-type="float" office:value="0.734020880124444" calcext:value-type="float">
            <text:p>7,34021E-01</text:p>
          </table:table-cell>
          <table:table-cell office:value-type="float" office:value="0.367010440062222" calcext:value-type="float">
            <text:p>3,67010E-01</text:p>
          </table:table-cell>
          <table:table-cell office:value-type="string" calcext:value-type="string">
            <text:p>0,00000E+00</text:p>
          </table:table-cell>
          <table:table-cell table:formula="of:=[.I4]*3" office:value-type="float" office:value="1.10103132018667" calcext:value-type="float">
            <text:p>1,10103E+00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367010440062222" calcext:value-type="float">
            <text:p>3,67010E-01</text:p>
          </table:table-cell>
          <table:table-cell table:style-name="ce1" office:value-type="string" calcext:value-type="string">
            <text:p>0,00000E+00</text:p>
          </table:table-cell>
          <table:table-cell office:value-type="float" office:value="1.10103132018667" calcext:value-type="float">
            <text:p>1,10103E+00</text:p>
          </table:table-cell>
          <table:table-cell table:number-columns-repeated="2" office:value-type="string" calcext:value-type="string">
            <text:p>0,00000E+00</text:p>
          </table:table-cell>
          <table:table-cell table:formula="of:=[.I4]*4" office:value-type="float" office:value="1.46804176024889" calcext:value-type="float">
            <text:p>1,46804E+00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office:value-type="float" office:value="1.46804176024889" calcext:value-type="float">
            <text:p>1,46804E+00</text:p>
          </table:table-cell>
          <table:table-cell office:value-type="float" office:value="0.367010440062222" calcext:value-type="float">
            <text:p>3,67010E-01</text:p>
          </table:table-cell>
          <table:table-cell office:value-type="string" calcext:value-type="string">
            <text:p>0,00000E+00</text:p>
          </table:table-cell>
          <table:table-cell table:formula="of:=[.I4]*5" office:value-type="float" office:value="1.83505220031111" calcext:value-type="float">
            <text:p>1,83505E+00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,00000E+00</text:p>
          </table:table-cell>
          <table:table-cell table:number-columns-repeated="5" office:value-type="string" calcext:value-type="string">
            <text:p>0,00000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0000E+00</text:p>
          </table:table-cell>
          <table:table-cell table:number-columns-repeated="4"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40000E+02</text:p>
          </table:table-cell>
          <table:table-cell office:value-type="string" calcext:value-type="string">
            <text:p>2,63158E-01</text:p>
          </table:table-cell>
          <table:table-cell office:value-type="string" calcext:value-type="string">
            <text:p>1,45000E+02</text:p>
          </table:table-cell>
          <table:table-cell table:number-columns-repeated="2"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3,00000E-01</text:p>
          </table:table-cell>
          <table:table-cell office:value-type="string" calcext:value-type="string">
            <text:p>0,00000E+00</text:p>
          </table:table-cell>
          <table:table-cell table:style-name="ce1" office:value-type="string" calcext:value-type="string">
            <text:p>3,00000E-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0,00000E+00</text:p>
          </table:table-cell>
          <table:table-cell table:number-columns-repeated="2" office:value-type="string" calcext:value-type="string">
            <text:p>1,00000E+01</text:p>
          </table:table-cell>
          <table:table-cell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0.734020880124444" calcext:value-type="float">
            <text:p>0.734020880124444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0.734020880124444" calcext:value-type="float">
            <text:p>0.734020880124444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1.10103132018667" calcext:value-type="float">
            <text:p>1.10103132018667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1.10103132018667" calcext:value-type="float">
            <text:p>1.10103132018667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1.46804176024889" calcext:value-type="float">
            <text:p>1.46804176024889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00E+00</text:p>
          </table:table-cell>
          <table:table-cell office:value-type="float" office:value="1.46804176024889" calcext:value-type="float">
            <text:p>1.46804176024889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1.83505220031111" calcext:value-type="float">
            <text:p>1.83505220031111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,000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0000E+00</text:p>
          </table:table-cell>
          <table:table-cell table:number-columns-repeated="5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40000E+02</text:p>
          </table:table-cell>
          <table:table-cell office:value-type="string" calcext:value-type="string">
            <text:p>2,63158E-01</text:p>
          </table:table-cell>
          <table:table-cell office:value-type="string" calcext:value-type="string">
            <text:p>1,45000E+02</text:p>
          </table:table-cell>
          <table:table-cell table:number-columns-repeated="3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3,00000E-01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3,00000E-01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0,00000E+00</text:p>
          </table:table-cell>
          <table:table-cell table:number-columns-repeated="2" office:value-type="string" calcext:value-type="string">
            <text:p>1,00000E+01</text:p>
          </table:table-cell>
          <table:table-cell table:number-columns-repeated="2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0,00000E+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4" number:language="it" number:country="IT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6:27.951595980</meta:creation-date>
    <dc:date>2024-12-04T16:20:17.107993051</dc:date>
    <meta:editing-duration>PT11M26S</meta:editing-duration>
    <meta:editing-cycles>8</meta:editing-cycles>
    <meta:generator>LibreOffice/7.3.7.2$Linux_X86_64 LibreOffice_project/30$Build-2</meta:generator>
    <meta:document-statistic meta:table-count="2" meta:cell-count="300" meta:object-count="0"/>
  </office:meta>
</office:document-meta>
</file>